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0-01T00:00:00" table:style-name="ce5">
            <text:p>2021/10/1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2476" table:style-name="ce6">
            <text:p>32,476<text:s/></text:p>
          </table:table-cell>
          <table:table-cell office:value-type="float" office:value="33298" table:style-name="ce6">
            <text:p>33,298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23829" table:style-name="ce6">
            <text:p>23,829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27227" table:style-name="ce6">
            <text:p>27,227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18261" table:style-name="ce6">
            <text:p>18,261<text:s/></text:p>
          </table:table-cell>
          <table:table-cell office:value-type="float" office:value="97030" table:style-name="ce6">
            <text:p>97,030<text:s/></text:p>
          </table:table-cell>
          <table:table-cell office:value-type="float" office:value="33351" table:style-name="ce6">
            <text:p>33,351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28403" table:style-name="ce6">
            <text:p>28,403<text:s/></text:p>
          </table:table-cell>
          <table:table-cell office:value-type="float" office:value="20709" table:style-name="ce6">
            <text:p>20,709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40631" table:style-name="ce6">
            <text:p>40,631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22907" table:style-name="ce6">
            <text:p>22,907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49904" table:style-name="ce6">
            <text:p>49,904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6604" table:style-name="ce6">
            <text:p>16,604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30760" table:style-name="ce6">
            <text:p>30,760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431" table:style-name="ce6">
            <text:p>3,431<text:s/></text:p>
          </table:table-cell>
          <table:table-cell table:number-columns-repeated="16264"/>
        </table:table-row>
        <table:table-row table:style-name="ro2">
          <table:table-cell office:value-type="date" office:date-value="2021-10-02T00:00:00" table:style-name="ce5">
            <text:p>2021/10/2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29753" table:style-name="ce6">
            <text:p>29,753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78545" table:style-name="ce6">
            <text:p>78,545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40181" table:style-name="ce6">
            <text:p>40,181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37145" table:style-name="ce6">
            <text:p>37,145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263" table:style-name="ce6">
            <text:p>1,263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1845" table:style-name="ce6">
            <text:p>1,845<text:s/></text:p>
          </table:table-cell>
          <table:table-cell table:number-columns-repeated="16264"/>
        </table:table-row>
        <table:table-row table:style-name="ro2">
          <table:table-cell office:value-type="date" office:date-value="2021-10-03T00:00:00" table:style-name="ce5">
            <text:p>2021/10/3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70300" table:style-name="ce6">
            <text:p>70,300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2281" table:style-name="ce6">
            <text:p>32,281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699" table:style-name="ce6">
            <text:p>1,699<text:s/></text:p>
          </table:table-cell>
          <table:table-cell table:number-columns-repeated="16264"/>
        </table:table-row>
        <table:table-row table:style-name="ro2">
          <table:table-cell office:value-type="date" office:date-value="2021-10-04T00:00:00" table:style-name="ce5">
            <text:p>2021/10/4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31170" table:style-name="ce6">
            <text:p>31,170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78629" table:style-name="ce6">
            <text:p>78,629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5547" table:style-name="ce6">
            <text:p>15,547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20047" table:style-name="ce6">
            <text:p>20,047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34844" table:style-name="ce6">
            <text:p>34,844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21825" table:style-name="ce6">
            <text:p>21,825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43437" table:style-name="ce6">
            <text:p>43,437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20497" table:style-name="ce6">
            <text:p>20,497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466" table:style-name="ce6">
            <text:p>3,466<text:s/></text:p>
          </table:table-cell>
          <table:table-cell table:number-columns-repeated="16264"/>
        </table:table-row>
        <table:table-row table:style-name="ro2">
          <table:table-cell office:value-type="date" office:date-value="2021-10-05T00:00:00" table:style-name="ce5">
            <text:p>2021/10/5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32270" table:style-name="ce6">
            <text:p>32,270<text:s/></text:p>
          </table:table-cell>
          <table:table-cell office:value-type="float" office:value="28921" table:style-name="ce6">
            <text:p>28,921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28531" table:style-name="ce6">
            <text:p>28,531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79237" table:style-name="ce6">
            <text:p>79,237<text:s/></text:p>
          </table:table-cell>
          <table:table-cell office:value-type="float" office:value="29576" table:style-name="ce6">
            <text:p>29,576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29117" table:style-name="ce6">
            <text:p>29,117<text:s/></text:p>
          </table:table-cell>
          <table:table-cell office:value-type="float" office:value="20845" table:style-name="ce6">
            <text:p>20,845<text:s/></text:p>
          </table:table-cell>
          <table:table-cell office:value-type="float" office:value="17225" table:style-name="ce6">
            <text:p>17,225<text:s/></text:p>
          </table:table-cell>
          <table:table-cell office:value-type="float" office:value="36251" table:style-name="ce6">
            <text:p>36,251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45017" table:style-name="ce6">
            <text:p>45,017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606" table:style-name="ce6">
            <text:p>3,606<text:s/></text:p>
          </table:table-cell>
          <table:table-cell table:number-columns-repeated="16264"/>
        </table:table-row>
        <table:table-row table:style-name="ro2">
          <table:table-cell office:value-type="date" office:date-value="2021-10-06T00:00:00" table:style-name="ce5">
            <text:p>2021/10/6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29921" table:style-name="ce6">
            <text:p>29,921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22516" table:style-name="ce6">
            <text:p>22,516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28600" table:style-name="ce6">
            <text:p>28,600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21187" table:style-name="ce6">
            <text:p>21,187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19335" table:style-name="ce6">
            <text:p>19,335<text:s/></text:p>
          </table:table-cell>
          <table:table-cell office:value-type="float" office:value="83009" table:style-name="ce6">
            <text:p>83,009<text:s/></text:p>
          </table:table-cell>
          <table:table-cell office:value-type="float" office:value="31020" table:style-name="ce6">
            <text:p>31,020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29646" table:style-name="ce6">
            <text:p>29,646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38695" table:style-name="ce6">
            <text:p>38,695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5873" table:style-name="ce6">
            <text:p>45,873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18058" table:style-name="ce6">
            <text:p>18,058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3643" table:style-name="ce6">
            <text:p>3,643<text:s/></text:p>
          </table:table-cell>
          <table:table-cell table:number-columns-repeated="16264"/>
        </table:table-row>
        <table:table-row table:style-name="ro2">
          <table:table-cell office:value-type="date" office:date-value="2021-10-07T00:00:00" table:style-name="ce5">
            <text:p>2021/10/7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33253" table:style-name="ce6">
            <text:p>33,253<text:s/></text:p>
          </table:table-cell>
          <table:table-cell office:value-type="float" office:value="30814" table:style-name="ce6">
            <text:p>30,814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9375" table:style-name="ce6">
            <text:p>19,375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21164" table:style-name="ce6">
            <text:p>21,164<text:s/></text:p>
          </table:table-cell>
          <table:table-cell office:value-type="float" office:value="21223" table:style-name="ce6">
            <text:p>21,223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89725" table:style-name="ce6">
            <text:p>89,725<text:s/></text:p>
          </table:table-cell>
          <table:table-cell office:value-type="float" office:value="35184" table:style-name="ce6">
            <text:p>35,184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25865" table:style-name="ce6">
            <text:p>25,865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29924" table:style-name="ce6">
            <text:p>29,924<text:s/></text:p>
          </table:table-cell>
          <table:table-cell office:value-type="float" office:value="30417" table:style-name="ce6">
            <text:p>30,417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39759" table:style-name="ce6">
            <text:p>39,759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47969" table:style-name="ce6">
            <text:p>47,969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5921" table:style-name="ce6">
            <text:p>15,921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31508" table:style-name="ce6">
            <text:p>31,508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589" table:style-name="ce6">
            <text:p>3,589<text:s/></text:p>
          </table:table-cell>
          <table:table-cell table:number-columns-repeated="16264"/>
        </table:table-row>
        <table:table-row table:style-name="ro2">
          <table:table-cell office:value-type="date" office:date-value="2021-10-08T00:00:00" table:style-name="ce5">
            <text:p>2021/10/8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4567" table:style-name="ce6">
            <text:p>34,567<text:s/></text:p>
          </table:table-cell>
          <table:table-cell office:value-type="float" office:value="36207" table:style-name="ce6">
            <text:p>36,207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22963" table:style-name="ce6">
            <text:p>22,963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20670" table:style-name="ce6">
            <text:p>20,670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19805" table:style-name="ce6">
            <text:p>19,805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30328" table:style-name="ce6">
            <text:p>30,328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130069" table:style-name="ce6">
            <text:p>130,069<text:s/></text:p>
          </table:table-cell>
          <table:table-cell office:value-type="float" office:value="42028" table:style-name="ce6">
            <text:p>42,028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27501" table:style-name="ce6">
            <text:p>27,501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34757" table:style-name="ce6">
            <text:p>34,757<text:s/></text:p>
          </table:table-cell>
          <table:table-cell office:value-type="float" office:value="31385" table:style-name="ce6">
            <text:p>31,385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18804" table:style-name="ce6">
            <text:p>18,804<text:s/></text:p>
          </table:table-cell>
          <table:table-cell office:value-type="float" office:value="47153" table:style-name="ce6">
            <text:p>47,153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29837" table:style-name="ce6">
            <text:p>29,837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55921" table:style-name="ce6">
            <text:p>55,921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32120" table:style-name="ce6">
            <text:p>32,120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3900" table:style-name="ce6">
            <text:p>3,900<text:s/></text:p>
          </table:table-cell>
          <table:table-cell table:number-columns-repeated="16264"/>
        </table:table-row>
        <table:table-row table:style-name="ro2">
          <table:table-cell office:value-type="date" office:date-value="2021-10-09T00:00:00" table:style-name="ce5">
            <text:p>2021/10/9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32134" table:style-name="ce6">
            <text:p>32,134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21391" table:style-name="ce6">
            <text:p>21,391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06614" table:style-name="ce6">
            <text:p>106,614<text:s/></text:p>
          </table:table-cell>
          <table:table-cell office:value-type="float" office:value="39839" table:style-name="ce6">
            <text:p>39,839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33270" table:style-name="ce6">
            <text:p>33,270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27841" table:style-name="ce6">
            <text:p>27,841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49444" table:style-name="ce6">
            <text:p>49,444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43069" table:style-name="ce6">
            <text:p>43,069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2280" table:style-name="ce6">
            <text:p>2,280<text:s/></text:p>
          </table:table-cell>
          <table:table-cell table:number-columns-repeated="16264"/>
        </table:table-row>
        <table:table-row table:style-name="ro2">
          <table:table-cell office:value-type="date" office:date-value="2021-10-10T00:00:00" table:style-name="ce5">
            <text:p>2021/10/10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28639" table:style-name="ce6">
            <text:p>28,639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93367" table:style-name="ce6">
            <text:p>93,367<text:s/></text:p>
          </table:table-cell>
          <table:table-cell office:value-type="float" office:value="36516" table:style-name="ce6">
            <text:p>36,516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37720" table:style-name="ce6">
            <text:p>37,720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51540" table:style-name="ce6">
            <text:p>51,540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21315" table:style-name="ce6">
            <text:p>21,315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40534" table:style-name="ce6">
            <text:p>40,53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2266" table:style-name="ce6">
            <text:p>2,266<text:s/></text:p>
          </table:table-cell>
          <table:table-cell table:number-columns-repeated="16264"/>
        </table:table-row>
        <table:table-row table:style-name="ro2">
          <table:table-cell office:value-type="date" office:date-value="2021-10-11T00:00:00" table:style-name="ce5">
            <text:p>2021/10/11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72069" table:style-name="ce6">
            <text:p>72,069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29456" table:style-name="ce6">
            <text:p>29,456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29813" table:style-name="ce6">
            <text:p>29,81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1749" table:style-name="ce6">
            <text:p>1,749<text:s/></text:p>
          </table:table-cell>
          <table:table-cell table:number-columns-repeated="16264"/>
        </table:table-row>
        <table:table-row table:style-name="ro2">
          <table:table-cell office:value-type="date" office:date-value="2021-10-12T00:00:00" table:style-name="ce5">
            <text:p>2021/10/12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34546" table:style-name="ce6">
            <text:p>34,546<text:s/></text:p>
          </table:table-cell>
          <table:table-cell office:value-type="float" office:value="29965" table:style-name="ce6">
            <text:p>29,965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0137" table:style-name="ce6">
            <text:p>20,137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25850" table:style-name="ce6">
            <text:p>25,850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30617" table:style-name="ce6">
            <text:p>30,617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83893" table:style-name="ce6">
            <text:p>83,893<text:s/></text:p>
          </table:table-cell>
          <table:table-cell office:value-type="float" office:value="31965" table:style-name="ce6">
            <text:p>31,965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33353" table:style-name="ce6">
            <text:p>33,353<text:s/></text:p>
          </table:table-cell>
          <table:table-cell office:value-type="float" office:value="21977" table:style-name="ce6">
            <text:p>21,977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39750" table:style-name="ce6">
            <text:p>39,750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47506" table:style-name="ce6">
            <text:p>47,506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32321" table:style-name="ce6">
            <text:p>32,321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18598" table:style-name="ce6">
            <text:p>18,598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3963" table:style-name="ce6">
            <text:p>3,963<text:s/></text:p>
          </table:table-cell>
          <table:table-cell table:number-columns-repeated="16264"/>
        </table:table-row>
        <table:table-row table:style-name="ro2">
          <table:table-cell office:value-type="date" office:date-value="2021-10-13T00:00:00" table:style-name="ce5">
            <text:p>2021/10/13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35051" table:style-name="ce6">
            <text:p>35,051<text:s/></text:p>
          </table:table-cell>
          <table:table-cell office:value-type="float" office:value="31768" table:style-name="ce6">
            <text:p>31,768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21727" table:style-name="ce6">
            <text:p>21,727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30879" table:style-name="ce6">
            <text:p>30,879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88046" table:style-name="ce6">
            <text:p>88,046<text:s/></text:p>
          </table:table-cell>
          <table:table-cell office:value-type="float" office:value="34189" table:style-name="ce6">
            <text:p>34,189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31746" table:style-name="ce6">
            <text:p>31,746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19548" table:style-name="ce6">
            <text:p>19,548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20974" table:style-name="ce6">
            <text:p>20,974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31801" table:style-name="ce6">
            <text:p>31,801<text:s/></text:p>
          </table:table-cell>
          <table:table-cell office:value-type="float" office:value="33744" table:style-name="ce6">
            <text:p>33,744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41754" table:style-name="ce6">
            <text:p>41,754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50810" table:style-name="ce6">
            <text:p>50,810<text:s/></text:p>
          </table:table-cell>
          <table:table-cell office:value-type="float" office:value="18167" table:style-name="ce6">
            <text:p>18,167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32423" table:style-name="ce6">
            <text:p>32,423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906" table:style-name="ce6">
            <text:p>3,906<text:s/></text:p>
          </table:table-cell>
          <table:table-cell table:number-columns-repeated="16264"/>
        </table:table-row>
        <table:table-row table:style-name="ro2">
          <table:table-cell office:value-type="date" office:date-value="2021-10-14T00:00:00" table:style-name="ce5">
            <text:p>2021/10/14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34671" table:style-name="ce6">
            <text:p>34,671<text:s/></text:p>
          </table:table-cell>
          <table:table-cell office:value-type="float" office:value="31893" table:style-name="ce6">
            <text:p>31,893<text:s/></text:p>
          </table:table-cell>
          <table:table-cell office:value-type="float" office:value="21440" table:style-name="ce6">
            <text:p>21,440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20446" table:style-name="ce6">
            <text:p>20,446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21478" table:style-name="ce6">
            <text:p>21,478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89614" table:style-name="ce6">
            <text:p>89,614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16736" table:style-name="ce6">
            <text:p>16,736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29537" table:style-name="ce6">
            <text:p>29,537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20039" table:style-name="ce6">
            <text:p>20,039<text:s/></text:p>
          </table:table-cell>
          <table:table-cell office:value-type="float" office:value="21005" table:style-name="ce6">
            <text:p>21,005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31383" table:style-name="ce6">
            <text:p>31,383<text:s/></text:p>
          </table:table-cell>
          <table:table-cell office:value-type="float" office:value="33242" table:style-name="ce6">
            <text:p>33,242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42930" table:style-name="ce6">
            <text:p>42,930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15708" table:style-name="ce6">
            <text:p>15,708<text:s/></text:p>
          </table:table-cell>
          <table:table-cell office:value-type="float" office:value="51083" table:style-name="ce6">
            <text:p>51,083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32171" table:style-name="ce6">
            <text:p>32,171<text:s/></text:p>
          </table:table-cell>
          <table:table-cell office:value-type="float" office:value="18557" table:style-name="ce6">
            <text:p>18,557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18216" table:style-name="ce6">
            <text:p>18,216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817" table:style-name="ce6">
            <text:p>3,817<text:s/></text:p>
          </table:table-cell>
          <table:table-cell table:number-columns-repeated="16264"/>
        </table:table-row>
        <table:table-row table:style-name="ro2">
          <table:table-cell office:value-type="date" office:date-value="2021-10-15T00:00:00" table:style-name="ce5">
            <text:p>2021/10/15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36679" table:style-name="ce6">
            <text:p>36,679<text:s/></text:p>
          </table:table-cell>
          <table:table-cell office:value-type="float" office:value="37320" table:style-name="ce6">
            <text:p>37,320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9072" table:style-name="ce6">
            <text:p>29,072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31792" table:style-name="ce6">
            <text:p>31,792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119031" table:style-name="ce6">
            <text:p>119,031<text:s/></text:p>
          </table:table-cell>
          <table:table-cell office:value-type="float" office:value="41928" table:style-name="ce6">
            <text:p>41,928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29633" table:style-name="ce6">
            <text:p>29,633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36032" table:style-name="ce6">
            <text:p>36,032<text:s/></text:p>
          </table:table-cell>
          <table:table-cell office:value-type="float" office:value="35139" table:style-name="ce6">
            <text:p>35,139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51056" table:style-name="ce6">
            <text:p>51,056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30667" table:style-name="ce6">
            <text:p>30,66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59680" table:style-name="ce6">
            <text:p>59,680<text:s/></text:p>
          </table:table-cell>
          <table:table-cell office:value-type="float" office:value="18250" table:style-name="ce6">
            <text:p>18,250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33686" table:style-name="ce6">
            <text:p>33,686<text:s/></text:p>
          </table:table-cell>
          <table:table-cell office:value-type="float" office:value="19099" table:style-name="ce6">
            <text:p>19,099<text:s/></text:p>
          </table:table-cell>
          <table:table-cell office:value-type="float" office:value="21490" table:style-name="ce6">
            <text:p>21,490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088" table:style-name="ce6">
            <text:p>4,088<text:s/></text:p>
          </table:table-cell>
          <table:table-cell table:number-columns-repeated="16264"/>
        </table:table-row>
        <table:table-row table:style-name="ro2">
          <table:table-cell office:value-type="date" office:date-value="2021-10-16T00:00:00" table:style-name="ce5">
            <text:p>2021/10/16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35153" table:style-name="ce6">
            <text:p>35,153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16884" table:style-name="ce6">
            <text:p>16,884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05746" table:style-name="ce6">
            <text:p>105,746<text:s/></text:p>
          </table:table-cell>
          <table:table-cell office:value-type="float" office:value="44298" table:style-name="ce6">
            <text:p>44,298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27582" table:style-name="ce6">
            <text:p>27,582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29743" table:style-name="ce6">
            <text:p>29,743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56686" table:style-name="ce6">
            <text:p>56,68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26372" table:style-name="ce6">
            <text:p>26,372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50802" table:style-name="ce6">
            <text:p>50,802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2392" table:style-name="ce6">
            <text:p>2,392<text:s/></text:p>
          </table:table-cell>
          <table:table-cell table:number-columns-repeated="16264"/>
        </table:table-row>
        <table:table-row table:style-name="ro2">
          <table:table-cell office:value-type="date" office:date-value="2021-10-17T00:00:00" table:style-name="ce5">
            <text:p>2021/10/17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91669" table:style-name="ce6">
            <text:p>91,669<text:s/></text:p>
          </table:table-cell>
          <table:table-cell office:value-type="float" office:value="34215" table:style-name="ce6">
            <text:p>34,215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9594" table:style-name="ce6">
            <text:p>19,594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45452" table:style-name="ce6">
            <text:p>45,452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20226" table:style-name="ce6">
            <text:p>20,226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9932" table:style-name="ce6">
            <text:p>39,932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045" table:style-name="ce6">
            <text:p>2,045<text:s/></text:p>
          </table:table-cell>
          <table:table-cell table:number-columns-repeated="16264"/>
        </table:table-row>
        <table:table-row table:style-name="ro2">
          <table:table-cell office:value-type="date" office:date-value="2021-10-18T00:00:00" table:style-name="ce5">
            <text:p>2021/10/18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3417" table:style-name="ce6">
            <text:p>33,417<text:s/></text:p>
          </table:table-cell>
          <table:table-cell office:value-type="float" office:value="29937" table:style-name="ce6">
            <text:p>29,937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0631" table:style-name="ce6">
            <text:p>20,631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1892" table:style-name="ce6">
            <text:p>21,892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20562" table:style-name="ce6">
            <text:p>20,562<text:s/></text:p>
          </table:table-cell>
          <table:table-cell office:value-type="float" office:value="88305" table:style-name="ce6">
            <text:p>88,305<text:s/></text:p>
          </table:table-cell>
          <table:table-cell office:value-type="float" office:value="31713" table:style-name="ce6">
            <text:p>31,713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6363" table:style-name="ce6">
            <text:p>26,363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27978" table:style-name="ce6">
            <text:p>27,978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21116" table:style-name="ce6">
            <text:p>21,116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31192" table:style-name="ce6">
            <text:p>31,192<text:s/></text:p>
          </table:table-cell>
          <table:table-cell office:value-type="float" office:value="33272" table:style-name="ce6">
            <text:p>33,272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40958" table:style-name="ce6">
            <text:p>40,958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47912" table:style-name="ce6">
            <text:p>47,912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31079" table:style-name="ce6">
            <text:p>31,079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3877" table:style-name="ce6">
            <text:p>3,877<text:s/></text:p>
          </table:table-cell>
          <table:table-cell table:number-columns-repeated="16264"/>
        </table:table-row>
        <table:table-row table:style-name="ro2">
          <table:table-cell office:value-type="date" office:date-value="2021-10-19T00:00:00" table:style-name="ce5">
            <text:p>2021/10/19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31181" table:style-name="ce6">
            <text:p>31,181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26740" table:style-name="ce6">
            <text:p>26,740<text:s/></text:p>
          </table:table-cell>
          <table:table-cell office:value-type="float" office:value="21081" table:style-name="ce6">
            <text:p>21,081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30590" table:style-name="ce6">
            <text:p>30,590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86839" table:style-name="ce6">
            <text:p>86,839<text:s/></text:p>
          </table:table-cell>
          <table:table-cell office:value-type="float" office:value="31738" table:style-name="ce6">
            <text:p>31,738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26420" table:style-name="ce6">
            <text:p>26,420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23693" table:style-name="ce6">
            <text:p>23,693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6918" table:style-name="ce6">
            <text:p>16,918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28127" table:style-name="ce6">
            <text:p>28,127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20262" table:style-name="ce6">
            <text:p>20,262<text:s/></text:p>
          </table:table-cell>
          <table:table-cell office:value-type="float" office:value="21621" table:style-name="ce6">
            <text:p>21,621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31238" table:style-name="ce6">
            <text:p>31,238<text:s/></text:p>
          </table:table-cell>
          <table:table-cell office:value-type="float" office:value="33816" table:style-name="ce6">
            <text:p>33,816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41791" table:style-name="ce6">
            <text:p>41,791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5258" table:style-name="ce6">
            <text:p>25,258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48157" table:style-name="ce6">
            <text:p>48,157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4170" table:style-name="ce6">
            <text:p>14,17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18336" table:style-name="ce6">
            <text:p>18,336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982" table:style-name="ce6">
            <text:p>3,982<text:s/></text:p>
          </table:table-cell>
          <table:table-cell table:number-columns-repeated="16264"/>
        </table:table-row>
        <table:table-row table:style-name="ro2">
          <table:table-cell office:value-type="date" office:date-value="2021-10-20T00:00:00" table:style-name="ce5">
            <text:p>2021/10/20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35413" table:style-name="ce6">
            <text:p>35,413<text:s/></text:p>
          </table:table-cell>
          <table:table-cell office:value-type="float" office:value="32529" table:style-name="ce6">
            <text:p>32,529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27402" table:style-name="ce6">
            <text:p>27,402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31188" table:style-name="ce6">
            <text:p>31,188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89872" table:style-name="ce6">
            <text:p>89,872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19859" table:style-name="ce6">
            <text:p>19,859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27616" table:style-name="ce6">
            <text:p>27,616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32319" table:style-name="ce6">
            <text:p>32,319<text:s/></text:p>
          </table:table-cell>
          <table:table-cell office:value-type="float" office:value="34395" table:style-name="ce6">
            <text:p>34,395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43230" table:style-name="ce6">
            <text:p>43,230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49528" table:style-name="ce6">
            <text:p>49,528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3943" table:style-name="ce6">
            <text:p>3,943<text:s/></text:p>
          </table:table-cell>
          <table:table-cell table:number-columns-repeated="16264"/>
        </table:table-row>
        <table:table-row table:style-name="ro2">
          <table:table-cell office:value-type="date" office:date-value="2021-10-21T00:00:00" table:style-name="ce5">
            <text:p>2021/10/21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36147" table:style-name="ce6">
            <text:p>36,147<text:s/></text:p>
          </table:table-cell>
          <table:table-cell office:value-type="float" office:value="32917" table:style-name="ce6">
            <text:p>32,917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20892" table:style-name="ce6">
            <text:p>20,892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21962" table:style-name="ce6">
            <text:p>21,962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28028" table:style-name="ce6">
            <text:p>28,028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31946" table:style-name="ce6">
            <text:p>31,946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95195" table:style-name="ce6">
            <text:p>95,195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17456" table:style-name="ce6">
            <text:p>17,456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26779" table:style-name="ce6">
            <text:p>26,779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22130" table:style-name="ce6">
            <text:p>22,130<text:s/></text:p>
          </table:table-cell>
          <table:table-cell office:value-type="float" office:value="33721" table:style-name="ce6">
            <text:p>33,721<text:s/></text:p>
          </table:table-cell>
          <table:table-cell office:value-type="float" office:value="34431" table:style-name="ce6">
            <text:p>34,431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42311" table:style-name="ce6">
            <text:p>42,311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58191" table:style-name="ce6">
            <text:p>58,191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3071" table:style-name="ce6">
            <text:p>33,071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4017" table:style-name="ce6">
            <text:p>4,017<text:s/></text:p>
          </table:table-cell>
          <table:table-cell table:number-columns-repeated="16264"/>
        </table:table-row>
        <table:table-row table:style-name="ro2">
          <table:table-cell office:value-type="date" office:date-value="2021-10-22T00:00:00" table:style-name="ce5">
            <text:p>2021/10/22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38481" table:style-name="ce6">
            <text:p>38,481<text:s/></text:p>
          </table:table-cell>
          <table:table-cell office:value-type="float" office:value="38942" table:style-name="ce6">
            <text:p>38,942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33409" table:style-name="ce6">
            <text:p>33,409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18073" table:style-name="ce6">
            <text:p>18,073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127600" table:style-name="ce6">
            <text:p>127,600<text:s/></text:p>
          </table:table-cell>
          <table:table-cell office:value-type="float" office:value="41776" table:style-name="ce6">
            <text:p>41,776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31224" table:style-name="ce6">
            <text:p>31,224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27971" table:style-name="ce6">
            <text:p>27,971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38532" table:style-name="ce6">
            <text:p>38,532<text:s/></text:p>
          </table:table-cell>
          <table:table-cell office:value-type="float" office:value="36301" table:style-name="ce6">
            <text:p>36,301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51161" table:style-name="ce6">
            <text:p>51,161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30069" table:style-name="ce6">
            <text:p>30,069<text:s/></text:p>
          </table:table-cell>
          <table:table-cell office:value-type="float" office:value="32272" table:style-name="ce6">
            <text:p>32,272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65318" table:style-name="ce6">
            <text:p>65,318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35596" table:style-name="ce6">
            <text:p>35,596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420" table:style-name="ce6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1-10-23T00:00:00" table:style-name="ce5">
            <text:p>2021/10/23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263" table:style-name="ce6">
            <text:p>1,26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102921" table:style-name="ce6">
            <text:p>102,921<text:s/></text:p>
          </table:table-cell>
          <table:table-cell office:value-type="float" office:value="42548" table:style-name="ce6">
            <text:p>42,548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29991" table:style-name="ce6">
            <text:p>29,991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7024" table:style-name="ce6">
            <text:p>17,024<text:s/></text:p>
          </table:table-cell>
          <table:table-cell office:value-type="float" office:value="54552" table:style-name="ce6">
            <text:p>54,552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28039" table:style-name="ce6">
            <text:p>28,039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57686" table:style-name="ce6">
            <text:p>57,686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2230" table:style-name="ce6">
            <text:p>2,230<text:s/></text:p>
          </table:table-cell>
          <table:table-cell table:number-columns-repeated="16264"/>
        </table:table-row>
        <table:table-row table:style-name="ro2">
          <table:table-cell office:value-type="date" office:date-value="2021-10-24T00:00:00" table:style-name="ce5">
            <text:p>2021/10/24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85305" table:style-name="ce6">
            <text:p>85,305<text:s/></text:p>
          </table:table-cell>
          <table:table-cell office:value-type="float" office:value="32451" table:style-name="ce6">
            <text:p>32,451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39133" table:style-name="ce6">
            <text:p>39,133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40393" table:style-name="ce6">
            <text:p>40,393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2014" table:style-name="ce6">
            <text:p>2,014<text:s/></text:p>
          </table:table-cell>
          <table:table-cell table:number-columns-repeated="16264"/>
        </table:table-row>
        <table:table-row table:style-name="ro2">
          <table:table-cell office:value-type="date" office:date-value="2021-10-25T00:00:00" table:style-name="ce5">
            <text:p>2021/10/25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34233" table:style-name="ce6">
            <text:p>34,233<text:s/></text:p>
          </table:table-cell>
          <table:table-cell office:value-type="float" office:value="30953" table:style-name="ce6">
            <text:p>30,953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20356" table:style-name="ce6">
            <text:p>20,356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21486" table:style-name="ce6">
            <text:p>21,486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31147" table:style-name="ce6">
            <text:p>31,147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20322" table:style-name="ce6">
            <text:p>20,322<text:s/></text:p>
          </table:table-cell>
          <table:table-cell office:value-type="float" office:value="90132" table:style-name="ce6">
            <text:p>90,132<text:s/></text:p>
          </table:table-cell>
          <table:table-cell office:value-type="float" office:value="32289" table:style-name="ce6">
            <text:p>32,289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29288" table:style-name="ce6">
            <text:p>29,288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32410" table:style-name="ce6">
            <text:p>32,410<text:s/></text:p>
          </table:table-cell>
          <table:table-cell office:value-type="float" office:value="34011" table:style-name="ce6">
            <text:p>34,011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42232" table:style-name="ce6">
            <text:p>42,232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26270" table:style-name="ce6">
            <text:p>26,270<text:s/></text:p>
          </table:table-cell>
          <table:table-cell office:value-type="float" office:value="25673" table:style-name="ce6">
            <text:p>25,673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51219" table:style-name="ce6">
            <text:p>51,219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18580" table:style-name="ce6">
            <text:p>18,580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150" table:style-name="ce6">
            <text:p>4,150<text:s/></text:p>
          </table:table-cell>
          <table:table-cell table:number-columns-repeated="16264"/>
        </table:table-row>
        <table:table-row table:style-name="ro2">
          <table:table-cell office:value-type="date" office:date-value="2021-10-26T00:00:00" table:style-name="ce5">
            <text:p>2021/10/26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35153" table:style-name="ce6">
            <text:p>35,153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27548" table:style-name="ce6">
            <text:p>27,548<text:s/></text:p>
          </table:table-cell>
          <table:table-cell office:value-type="float" office:value="22454" table:style-name="ce6">
            <text:p>22,454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31069" table:style-name="ce6">
            <text:p>31,069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20496" table:style-name="ce6">
            <text:p>20,496<text:s/></text:p>
          </table:table-cell>
          <table:table-cell office:value-type="float" office:value="89737" table:style-name="ce6">
            <text:p>89,737<text:s/></text:p>
          </table:table-cell>
          <table:table-cell office:value-type="float" office:value="33603" table:style-name="ce6">
            <text:p>33,603<text:s/></text:p>
          </table:table-cell>
          <table:table-cell office:value-type="float" office:value="17606" table:style-name="ce6">
            <text:p>17,606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27972" table:style-name="ce6">
            <text:p>27,972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31903" table:style-name="ce6">
            <text:p>31,903<text:s/></text:p>
          </table:table-cell>
          <table:table-cell office:value-type="float" office:value="34501" table:style-name="ce6">
            <text:p>34,501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43007" table:style-name="ce6">
            <text:p>43,007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25696" table:style-name="ce6">
            <text:p>25,696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52187" table:style-name="ce6">
            <text:p>52,187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32278" table:style-name="ce6">
            <text:p>32,278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23911" table:style-name="ce6">
            <text:p>23,911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4124" table:style-name="ce6">
            <text:p>4,124<text:s/></text:p>
          </table:table-cell>
          <table:table-cell table:number-columns-repeated="16264"/>
        </table:table-row>
        <table:table-row table:style-name="ro2">
          <table:table-cell office:value-type="date" office:date-value="2021-10-27T00:00:00" table:style-name="ce5">
            <text:p>2021/10/27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35607" table:style-name="ce6">
            <text:p>35,607<text:s/></text:p>
          </table:table-cell>
          <table:table-cell office:value-type="float" office:value="33248" table:style-name="ce6">
            <text:p>33,248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20844" table:style-name="ce6">
            <text:p>20,844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7900" table:style-name="ce6">
            <text:p>27,900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92625" table:style-name="ce6">
            <text:p>92,625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30103" table:style-name="ce6">
            <text:p>30,103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28223" table:style-name="ce6">
            <text:p>28,223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28966" table:style-name="ce6">
            <text:p>28,966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0463" table:style-name="ce6">
            <text:p>20,463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32553" table:style-name="ce6">
            <text:p>32,553<text:s/></text:p>
          </table:table-cell>
          <table:table-cell office:value-type="float" office:value="35101" table:style-name="ce6">
            <text:p>35,101<text:s/></text:p>
          </table:table-cell>
          <table:table-cell office:value-type="float" office:value="23231" table:style-name="ce6">
            <text:p>23,231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44456" table:style-name="ce6">
            <text:p>44,456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53012" table:style-name="ce6">
            <text:p>53,012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32722" table:style-name="ce6">
            <text:p>32,722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4125" table:style-name="ce6">
            <text:p>4,125<text:s/></text:p>
          </table:table-cell>
          <table:table-cell table:number-columns-repeated="16264"/>
        </table:table-row>
        <table:table-row table:style-name="ro2">
          <table:table-cell office:value-type="date" office:date-value="2021-10-28T00:00:00" table:style-name="ce5">
            <text:p>2021/10/28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35464" table:style-name="ce6">
            <text:p>35,464<text:s/></text:p>
          </table:table-cell>
          <table:table-cell office:value-type="float" office:value="33498" table:style-name="ce6">
            <text:p>33,498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28029" table:style-name="ce6">
            <text:p>28,029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31385" table:style-name="ce6">
            <text:p>31,385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20387" table:style-name="ce6">
            <text:p>20,387<text:s/></text:p>
          </table:table-cell>
          <table:table-cell office:value-type="float" office:value="96378" table:style-name="ce6">
            <text:p>96,378<text:s/></text:p>
          </table:table-cell>
          <table:table-cell office:value-type="float" office:value="35698" table:style-name="ce6">
            <text:p>35,698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27825" table:style-name="ce6">
            <text:p>27,825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24356" table:style-name="ce6">
            <text:p>24,356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9344" table:style-name="ce6">
            <text:p>29,344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32873" table:style-name="ce6">
            <text:p>32,873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45379" table:style-name="ce6">
            <text:p>45,379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27334" table:style-name="ce6">
            <text:p>27,334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53210" table:style-name="ce6">
            <text:p>53,210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32765" table:style-name="ce6">
            <text:p>32,765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4079" table:style-name="ce6">
            <text:p>14,079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081" table:style-name="ce6">
            <text:p>4,081<text:s/></text:p>
          </table:table-cell>
          <table:table-cell table:number-columns-repeated="16264"/>
        </table:table-row>
        <table:table-row table:style-name="ro2">
          <table:table-cell office:value-type="date" office:date-value="2021-10-29T00:00:00" table:style-name="ce5">
            <text:p>2021/10/29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37285" table:style-name="ce6">
            <text:p>37,285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21633" table:style-name="ce6">
            <text:p>21,633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29019" table:style-name="ce6">
            <text:p>29,019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18405" table:style-name="ce6">
            <text:p>18,405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28772" table:style-name="ce6">
            <text:p>128,772<text:s/></text:p>
          </table:table-cell>
          <table:table-cell office:value-type="float" office:value="42213" table:style-name="ce6">
            <text:p>42,213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25524" table:style-name="ce6">
            <text:p>25,524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37425" table:style-name="ce6">
            <text:p>37,425<text:s/></text:p>
          </table:table-cell>
          <table:table-cell office:value-type="float" office:value="35865" table:style-name="ce6">
            <text:p>35,865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21091" table:style-name="ce6">
            <text:p>21,091<text:s/></text:p>
          </table:table-cell>
          <table:table-cell office:value-type="float" office:value="54282" table:style-name="ce6">
            <text:p>54,282<text:s/></text:p>
          </table:table-cell>
          <table:table-cell office:value-type="float" office:value="21344" table:style-name="ce6">
            <text:p>21,344<text:s/></text:p>
          </table:table-cell>
          <table:table-cell office:value-type="float" office:value="29493" table:style-name="ce6">
            <text:p>29,493<text:s/></text:p>
          </table:table-cell>
          <table:table-cell office:value-type="float" office:value="31592" table:style-name="ce6">
            <text:p>31,592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62263" table:style-name="ce6">
            <text:p>62,263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33984" table:style-name="ce6">
            <text:p>33,984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4220" table:style-name="ce6">
            <text:p>4,220<text:s/></text:p>
          </table:table-cell>
          <table:table-cell table:number-columns-repeated="16264"/>
        </table:table-row>
        <table:table-row table:style-name="ro2">
          <table:table-cell office:value-type="date" office:date-value="2021-10-30T00:00:00" table:style-name="ce5">
            <text:p>2021/10/30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36465" table:style-name="ce6">
            <text:p>36,465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21362" table:style-name="ce6">
            <text:p>21,362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21023" table:style-name="ce6">
            <text:p>21,023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6497" table:style-name="ce6">
            <text:p>106,497<text:s/></text:p>
          </table:table-cell>
          <table:table-cell office:value-type="float" office:value="41427" table:style-name="ce6">
            <text:p>41,427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27523" table:style-name="ce6">
            <text:p>27,523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17585" table:style-name="ce6">
            <text:p>17,585<text:s/></text:p>
          </table:table-cell>
          <table:table-cell office:value-type="float" office:value="61002" table:style-name="ce6">
            <text:p>61,00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28392" table:style-name="ce6">
            <text:p>28,392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54349" table:style-name="ce6">
            <text:p>54,349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2553" table:style-name="ce6">
            <text:p>2,553<text:s/></text:p>
          </table:table-cell>
          <table:table-cell table:number-columns-repeated="16264"/>
        </table:table-row>
        <table:table-row table:style-name="ro2">
          <table:table-cell office:value-type="date" office:date-value="2021-10-31T00:00:00" table:style-name="ce5">
            <text:p>2021/10/31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93706" table:style-name="ce6">
            <text:p>93,706<text:s/></text:p>
          </table:table-cell>
          <table:table-cell office:value-type="float" office:value="33120" table:style-name="ce6">
            <text:p>33,120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31401" table:style-name="ce6">
            <text:p>31,401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5306" table:style-name="ce6">
            <text:p>15,306<text:s/></text:p>
          </table:table-cell>
          <table:table-cell office:value-type="float" office:value="48529" table:style-name="ce6">
            <text:p>48,529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19851" table:style-name="ce6">
            <text:p>19,851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44032" table:style-name="ce6">
            <text:p>44,032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2304" table:style-name="ce6">
            <text:p>2,30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0-01T00:00:00" table:style-name="ce5">
            <text:p>2021/10/1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0075" table:style-name="ce6">
            <text:p>30,075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26607" table:style-name="ce6">
            <text:p>26,607<text:s/></text:p>
          </table:table-cell>
          <table:table-cell office:value-type="float" office:value="20343" table:style-name="ce6">
            <text:p>20,343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16354" table:style-name="ce6">
            <text:p>16,354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90424" table:style-name="ce6">
            <text:p>90,424<text:s/></text:p>
          </table:table-cell>
          <table:table-cell office:value-type="float" office:value="32235" table:style-name="ce6">
            <text:p>32,235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20075" table:style-name="ce6">
            <text:p>20,075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39712" table:style-name="ce6">
            <text:p>39,712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23549" table:style-name="ce6">
            <text:p>23,549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46971" table:style-name="ce6">
            <text:p>46,971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5486" table:style-name="ce6">
            <text:p>15,486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14677" table:style-name="ce6">
            <text:p>14,677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29808" table:style-name="ce6">
            <text:p>29,808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3410" table:style-name="ce6">
            <text:p>3,410<text:s/></text:p>
          </table:table-cell>
          <table:table-cell table:number-columns-repeated="16264"/>
        </table:table-row>
        <table:table-row table:style-name="ro2">
          <table:table-cell office:value-type="date" office:date-value="2021-10-02T00:00:00" table:style-name="ce5">
            <text:p>2021/10/2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78294" table:style-name="ce6">
            <text:p>78,294<text:s/></text:p>
          </table:table-cell>
          <table:table-cell office:value-type="float" office:value="31379" table:style-name="ce6">
            <text:p>31,379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39229" table:style-name="ce6">
            <text:p>39,229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36425" table:style-name="ce6">
            <text:p>36,425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1799" table:style-name="ce6">
            <text:p>1,799<text:s/></text:p>
          </table:table-cell>
          <table:table-cell table:number-columns-repeated="16264"/>
        </table:table-row>
        <table:table-row table:style-name="ro2">
          <table:table-cell office:value-type="date" office:date-value="2021-10-03T00:00:00" table:style-name="ce5">
            <text:p>2021/10/3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80735" table:style-name="ce6">
            <text:p>80,735<text:s/></text:p>
          </table:table-cell>
          <table:table-cell office:value-type="float" office:value="25462" table:style-name="ce6">
            <text:p>25,462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32584" table:style-name="ce6">
            <text:p>32,584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30504" table:style-name="ce6">
            <text:p>30,50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598" table:style-name="ce6">
            <text:p>1,598<text:s/></text:p>
          </table:table-cell>
          <table:table-cell table:number-columns-repeated="16264"/>
        </table:table-row>
        <table:table-row table:style-name="ro2">
          <table:table-cell office:value-type="date" office:date-value="2021-10-04T00:00:00" table:style-name="ce5">
            <text:p>2021/10/4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0064" table:style-name="ce6">
            <text:p>30,064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0095" table:style-name="ce6">
            <text:p>20,095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83500" table:style-name="ce6">
            <text:p>83,500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19792" table:style-name="ce6">
            <text:p>19,792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35088" table:style-name="ce6">
            <text:p>35,088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21161" table:style-name="ce6">
            <text:p>21,161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42069" table:style-name="ce6">
            <text:p>42,069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29268" table:style-name="ce6">
            <text:p>29,268<text:s/></text:p>
          </table:table-cell>
          <table:table-cell office:value-type="float" office:value="16536" table:style-name="ce6">
            <text:p>16,536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381" table:style-name="ce6">
            <text:p>3,381<text:s/></text:p>
          </table:table-cell>
          <table:table-cell table:number-columns-repeated="16264"/>
        </table:table-row>
        <table:table-row table:style-name="ro2">
          <table:table-cell office:value-type="date" office:date-value="2021-10-05T00:00:00" table:style-name="ce5">
            <text:p>2021/10/5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30868" table:style-name="ce6">
            <text:p>30,868<text:s/></text:p>
          </table:table-cell>
          <table:table-cell office:value-type="float" office:value="29220" table:style-name="ce6">
            <text:p>29,220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81094" table:style-name="ce6">
            <text:p>81,094<text:s/></text:p>
          </table:table-cell>
          <table:table-cell office:value-type="float" office:value="29380" table:style-name="ce6">
            <text:p>29,380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36450" table:style-name="ce6">
            <text:p>36,450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30374" table:style-name="ce6">
            <text:p>30,374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587" table:style-name="ce6">
            <text:p>3,587<text:s/></text:p>
          </table:table-cell>
          <table:table-cell table:number-columns-repeated="16264"/>
        </table:table-row>
        <table:table-row table:style-name="ro2">
          <table:table-cell office:value-type="date" office:date-value="2021-10-06T00:00:00" table:style-name="ce5">
            <text:p>2021/10/6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21122" table:style-name="ce6">
            <text:p>21,122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23619" table:style-name="ce6">
            <text:p>23,61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27657" table:style-name="ce6">
            <text:p>27,657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19140" table:style-name="ce6">
            <text:p>19,140<text:s/></text:p>
          </table:table-cell>
          <table:table-cell office:value-type="float" office:value="83283" table:style-name="ce6">
            <text:p>83,283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20358" table:style-name="ce6">
            <text:p>20,358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27765" table:style-name="ce6">
            <text:p>27,765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30280" table:style-name="ce6">
            <text:p>30,280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39027" table:style-name="ce6">
            <text:p>39,027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23198" table:style-name="ce6">
            <text:p>23,198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44097" table:style-name="ce6">
            <text:p>44,097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30769" table:style-name="ce6">
            <text:p>30,769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17334" table:style-name="ce6">
            <text:p>17,334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3552" table:style-name="ce6">
            <text:p>3,552<text:s/></text:p>
          </table:table-cell>
          <table:table-cell table:number-columns-repeated="16264"/>
        </table:table-row>
        <table:table-row table:style-name="ro2">
          <table:table-cell office:value-type="date" office:date-value="2021-10-07T00:00:00" table:style-name="ce5">
            <text:p>2021/10/7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31010" table:style-name="ce6">
            <text:p>31,010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86280" table:style-name="ce6">
            <text:p>86,280<text:s/></text:p>
          </table:table-cell>
          <table:table-cell office:value-type="float" office:value="34591" table:style-name="ce6">
            <text:p>34,591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28370" table:style-name="ce6">
            <text:p>28,370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1084" table:style-name="ce6">
            <text:p>21,084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40532" table:style-name="ce6">
            <text:p>40,532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46294" table:style-name="ce6">
            <text:p>46,294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19375" table:style-name="ce6">
            <text:p>19,375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511" table:style-name="ce6">
            <text:p>3,511<text:s/></text:p>
          </table:table-cell>
          <table:table-cell table:number-columns-repeated="16264"/>
        </table:table-row>
        <table:table-row table:style-name="ro2">
          <table:table-cell office:value-type="date" office:date-value="2021-10-08T00:00:00" table:style-name="ce5">
            <text:p>2021/10/8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31970" table:style-name="ce6">
            <text:p>31,970<text:s/></text:p>
          </table:table-cell>
          <table:table-cell office:value-type="float" office:value="35901" table:style-name="ce6">
            <text:p>35,901<text:s/></text:p>
          </table:table-cell>
          <table:table-cell office:value-type="float" office:value="21853" table:style-name="ce6">
            <text:p>21,853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30120" table:style-name="ce6">
            <text:p>30,120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9350" table:style-name="ce6">
            <text:p>19,350<text:s/></text:p>
          </table:table-cell>
          <table:table-cell office:value-type="float" office:value="106807" table:style-name="ce6">
            <text:p>106,807<text:s/></text:p>
          </table:table-cell>
          <table:table-cell office:value-type="float" office:value="40023" table:style-name="ce6">
            <text:p>40,023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33907" table:style-name="ce6">
            <text:p>33,907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9789" table:style-name="ce6">
            <text:p>19,789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30499" table:style-name="ce6">
            <text:p>30,499<text:s/></text:p>
          </table:table-cell>
          <table:table-cell office:value-type="float" office:value="32926" table:style-name="ce6">
            <text:p>32,926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46189" table:style-name="ce6">
            <text:p>46,189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26841" table:style-name="ce6">
            <text:p>26,841<text:s/></text:p>
          </table:table-cell>
          <table:table-cell office:value-type="float" office:value="28262" table:style-name="ce6">
            <text:p>28,262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52702" table:style-name="ce6">
            <text:p>52,702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31001" table:style-name="ce6">
            <text:p>31,001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948" table:style-name="ce6">
            <text:p>3,948<text:s/></text:p>
          </table:table-cell>
          <table:table-cell table:number-columns-repeated="16264"/>
        </table:table-row>
        <table:table-row table:style-name="ro2">
          <table:table-cell office:value-type="date" office:date-value="2021-10-09T00:00:00" table:style-name="ce5">
            <text:p>2021/10/9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32567" table:style-name="ce6">
            <text:p>32,567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7355" table:style-name="ce6">
            <text:p>17,355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92584" table:style-name="ce6">
            <text:p>92,584<text:s/></text:p>
          </table:table-cell>
          <table:table-cell office:value-type="float" office:value="38705" table:style-name="ce6">
            <text:p>38,705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7523" table:style-name="ce6">
            <text:p>37,523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47611" table:style-name="ce6">
            <text:p>47,611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42034" table:style-name="ce6">
            <text:p>42,034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205" table:style-name="ce6">
            <text:p>2,205<text:s/></text:p>
          </table:table-cell>
          <table:table-cell table:number-columns-repeated="16264"/>
        </table:table-row>
        <table:table-row table:style-name="ro2">
          <table:table-cell office:value-type="date" office:date-value="2021-10-10T00:00:00" table:style-name="ce5">
            <text:p>2021/10/10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4232" table:style-name="ce6">
            <text:p>14,232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98741" table:style-name="ce6">
            <text:p>98,741<text:s/></text:p>
          </table:table-cell>
          <table:table-cell office:value-type="float" office:value="35295" table:style-name="ce6">
            <text:p>35,295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18359" table:style-name="ce6">
            <text:p>18,359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40997" table:style-name="ce6">
            <text:p>40,997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9054" table:style-name="ce6">
            <text:p>19,054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50461" table:style-name="ce6">
            <text:p>50,461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41542" table:style-name="ce6">
            <text:p>41,54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0359" table:style-name="ce6">
            <text:p>20,359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230" table:style-name="ce6">
            <text:p>2,230<text:s/></text:p>
          </table:table-cell>
          <table:table-cell table:number-columns-repeated="16264"/>
        </table:table-row>
        <table:table-row table:style-name="ro2">
          <table:table-cell office:value-type="date" office:date-value="2021-10-11T00:00:00" table:style-name="ce5">
            <text:p>2021/10/11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04348" table:style-name="ce6">
            <text:p>104,348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30644" table:style-name="ce6">
            <text:p>30,64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31868" table:style-name="ce6">
            <text:p>31,868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407" table:style-name="ce6">
            <text:p>407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554" table:style-name="ce6">
            <text:p>1,554<text:s/></text:p>
          </table:table-cell>
          <table:table-cell table:number-columns-repeated="16264"/>
        </table:table-row>
        <table:table-row table:style-name="ro2">
          <table:table-cell office:value-type="date" office:date-value="2021-10-12T00:00:00" table:style-name="ce5">
            <text:p>2021/10/12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32864" table:style-name="ce6">
            <text:p>32,864<text:s/></text:p>
          </table:table-cell>
          <table:table-cell office:value-type="float" office:value="30344" table:style-name="ce6">
            <text:p>30,344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21142" table:style-name="ce6">
            <text:p>21,142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95665" table:style-name="ce6">
            <text:p>95,665<text:s/></text:p>
          </table:table-cell>
          <table:table-cell office:value-type="float" office:value="31724" table:style-name="ce6">
            <text:p>31,724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1376" table:style-name="ce6">
            <text:p>21,376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33368" table:style-name="ce6">
            <text:p>33,368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39946" table:style-name="ce6">
            <text:p>39,946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4405" table:style-name="ce6">
            <text:p>24,405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45422" table:style-name="ce6">
            <text:p>45,422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31567" table:style-name="ce6">
            <text:p>31,567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3776" table:style-name="ce6">
            <text:p>3,776<text:s/></text:p>
          </table:table-cell>
          <table:table-cell table:number-columns-repeated="16264"/>
        </table:table-row>
        <table:table-row table:style-name="ro2">
          <table:table-cell office:value-type="date" office:date-value="2021-10-13T00:00:00" table:style-name="ce5">
            <text:p>2021/10/13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33446" table:style-name="ce6">
            <text:p>33,446<text:s/></text:p>
          </table:table-cell>
          <table:table-cell office:value-type="float" office:value="32550" table:style-name="ce6">
            <text:p>32,550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90056" table:style-name="ce6">
            <text:p>90,056<text:s/></text:p>
          </table:table-cell>
          <table:table-cell office:value-type="float" office:value="33743" table:style-name="ce6">
            <text:p>33,743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22797" table:style-name="ce6">
            <text:p>22,797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15687" table:style-name="ce6">
            <text:p>15,687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28075" table:style-name="ce6">
            <text:p>28,075<text:s/></text:p>
          </table:table-cell>
          <table:table-cell office:value-type="float" office:value="34243" table:style-name="ce6">
            <text:p>34,243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42021" table:style-name="ce6">
            <text:p>42,021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48799" table:style-name="ce6">
            <text:p>48,799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3912" table:style-name="ce6">
            <text:p>3,912<text:s/></text:p>
          </table:table-cell>
          <table:table-cell table:number-columns-repeated="16264"/>
        </table:table-row>
        <table:table-row table:style-name="ro2">
          <table:table-cell office:value-type="date" office:date-value="2021-10-14T00:00:00" table:style-name="ce5">
            <text:p>2021/10/14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32873" table:style-name="ce6">
            <text:p>32,873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9253" table:style-name="ce6">
            <text:p>29,25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20867" table:style-name="ce6">
            <text:p>20,867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2098" table:style-name="ce6">
            <text:p>22,098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29301" table:style-name="ce6">
            <text:p>29,301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22370" table:style-name="ce6">
            <text:p>22,370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90067" table:style-name="ce6">
            <text:p>90,067<text:s/></text:p>
          </table:table-cell>
          <table:table-cell office:value-type="float" office:value="33742" table:style-name="ce6">
            <text:p>33,742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25637" table:style-name="ce6">
            <text:p>25,637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29287" table:style-name="ce6">
            <text:p>29,287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27841" table:style-name="ce6">
            <text:p>27,841<text:s/></text:p>
          </table:table-cell>
          <table:table-cell office:value-type="float" office:value="33647" table:style-name="ce6">
            <text:p>33,647<text:s/></text:p>
          </table:table-cell>
          <table:table-cell office:value-type="float" office:value="21627" table:style-name="ce6">
            <text:p>21,627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43174" table:style-name="ce6">
            <text:p>43,174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26855" table:style-name="ce6">
            <text:p>26,855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49191" table:style-name="ce6">
            <text:p>49,191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698" table:style-name="ce6">
            <text:p>3,698<text:s/></text:p>
          </table:table-cell>
          <table:table-cell table:number-columns-repeated="16264"/>
        </table:table-row>
        <table:table-row table:style-name="ro2">
          <table:table-cell office:value-type="date" office:date-value="2021-10-15T00:00:00" table:style-name="ce5">
            <text:p>2021/10/15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33975" table:style-name="ce6">
            <text:p>33,975<text:s/></text:p>
          </table:table-cell>
          <table:table-cell office:value-type="float" office:value="37378" table:style-name="ce6">
            <text:p>37,378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30556" table:style-name="ce6">
            <text:p>30,556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31140" table:style-name="ce6">
            <text:p>31,140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108710" table:style-name="ce6">
            <text:p>108,710<text:s/></text:p>
          </table:table-cell>
          <table:table-cell office:value-type="float" office:value="40466" table:style-name="ce6">
            <text:p>40,466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20858" table:style-name="ce6">
            <text:p>20,858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27239" table:style-name="ce6">
            <text:p>27,239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28007" table:style-name="ce6">
            <text:p>28,007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31796" table:style-name="ce6">
            <text:p>31,796<text:s/></text:p>
          </table:table-cell>
          <table:table-cell office:value-type="float" office:value="36283" table:style-name="ce6">
            <text:p>36,283<text:s/></text:p>
          </table:table-cell>
          <table:table-cell office:value-type="float" office:value="22493" table:style-name="ce6">
            <text:p>22,493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50319" table:style-name="ce6">
            <text:p>50,319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29539" table:style-name="ce6">
            <text:p>29,539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56038" table:style-name="ce6">
            <text:p>56,038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4286" table:style-name="ce6">
            <text:p>4,286<text:s/></text:p>
          </table:table-cell>
          <table:table-cell table:number-columns-repeated="16264"/>
        </table:table-row>
        <table:table-row table:style-name="ro2">
          <table:table-cell office:value-type="date" office:date-value="2021-10-16T00:00:00" table:style-name="ce5">
            <text:p>2021/10/16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35766" table:style-name="ce6">
            <text:p>35,766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106174" table:style-name="ce6">
            <text:p>106,174<text:s/></text:p>
          </table:table-cell>
          <table:table-cell office:value-type="float" office:value="42411" table:style-name="ce6">
            <text:p>42,411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55574" table:style-name="ce6">
            <text:p>55,574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50656" table:style-name="ce6">
            <text:p>50,656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322" table:style-name="ce6">
            <text:p>2,322<text:s/></text:p>
          </table:table-cell>
          <table:table-cell table:number-columns-repeated="16264"/>
        </table:table-row>
        <table:table-row table:style-name="ro2">
          <table:table-cell office:value-type="date" office:date-value="2021-10-17T00:00:00" table:style-name="ce5">
            <text:p>2021/10/17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27129" table:style-name="ce6">
            <text:p>27,129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18424" table:style-name="ce6">
            <text:p>18,424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03194" table:style-name="ce6">
            <text:p>103,194<text:s/></text:p>
          </table:table-cell>
          <table:table-cell office:value-type="float" office:value="33565" table:style-name="ce6">
            <text:p>33,565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7248" table:style-name="ce6">
            <text:p>17,248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46598" table:style-name="ce6">
            <text:p>46,598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41454" table:style-name="ce6">
            <text:p>41,45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875" table:style-name="ce6">
            <text:p>1,875<text:s/></text:p>
          </table:table-cell>
          <table:table-cell table:number-columns-repeated="16264"/>
        </table:table-row>
        <table:table-row table:style-name="ro2">
          <table:table-cell office:value-type="date" office:date-value="2021-10-18T00:00:00" table:style-name="ce5">
            <text:p>2021/10/18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31780" table:style-name="ce6">
            <text:p>31,780<text:s/></text:p>
          </table:table-cell>
          <table:table-cell office:value-type="float" office:value="30366" table:style-name="ce6">
            <text:p>30,366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25912" table:style-name="ce6">
            <text:p>25,912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93560" table:style-name="ce6">
            <text:p>93,560<text:s/></text:p>
          </table:table-cell>
          <table:table-cell office:value-type="float" office:value="31537" table:style-name="ce6">
            <text:p>31,537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25905" table:style-name="ce6">
            <text:p>25,905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19379" table:style-name="ce6">
            <text:p>19,379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25727" table:style-name="ce6">
            <text:p>25,727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41100" table:style-name="ce6">
            <text:p>41,100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46231" table:style-name="ce6">
            <text:p>46,231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9824" table:style-name="ce6">
            <text:p>19,824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30569" table:style-name="ce6">
            <text:p>30,569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3852" table:style-name="ce6">
            <text:p>3,852<text:s/></text:p>
          </table:table-cell>
          <table:table-cell table:number-columns-repeated="16264"/>
        </table:table-row>
        <table:table-row table:style-name="ro2">
          <table:table-cell office:value-type="date" office:date-value="2021-10-19T00:00:00" table:style-name="ce5">
            <text:p>2021/10/19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32653" table:style-name="ce6">
            <text:p>32,653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1071" table:style-name="ce6">
            <text:p>21,071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21836" table:style-name="ce6">
            <text:p>21,836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9527" table:style-name="ce6">
            <text:p>29,527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88780" table:style-name="ce6">
            <text:p>88,780<text:s/></text:p>
          </table:table-cell>
          <table:table-cell office:value-type="float" office:value="31647" table:style-name="ce6">
            <text:p>31,647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30026" table:style-name="ce6">
            <text:p>30,026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7763" table:style-name="ce6">
            <text:p>27,763<text:s/></text:p>
          </table:table-cell>
          <table:table-cell office:value-type="float" office:value="34336" table:style-name="ce6">
            <text:p>34,336<text:s/></text:p>
          </table:table-cell>
          <table:table-cell office:value-type="float" office:value="21777" table:style-name="ce6">
            <text:p>21,777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42111" table:style-name="ce6">
            <text:p>42,111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25858" table:style-name="ce6">
            <text:p>25,858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46033" table:style-name="ce6">
            <text:p>46,033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13431" table:style-name="ce6">
            <text:p>13,431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5569" table:style-name="ce6">
            <text:p>15,569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31411" table:style-name="ce6">
            <text:p>31,411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864" table:style-name="ce6">
            <text:p>3,864<text:s/></text:p>
          </table:table-cell>
          <table:table-cell table:number-columns-repeated="16264"/>
        </table:table-row>
        <table:table-row table:style-name="ro2">
          <table:table-cell office:value-type="date" office:date-value="2021-10-20T00:00:00" table:style-name="ce5">
            <text:p>2021/10/20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33628" table:style-name="ce6">
            <text:p>33,628<text:s/></text:p>
          </table:table-cell>
          <table:table-cell office:value-type="float" office:value="33395" table:style-name="ce6">
            <text:p>33,395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27364" table:style-name="ce6">
            <text:p>27,364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9937" table:style-name="ce6">
            <text:p>19,937<text:s/></text:p>
          </table:table-cell>
          <table:table-cell office:value-type="float" office:value="90462" table:style-name="ce6">
            <text:p>90,462<text:s/></text:p>
          </table:table-cell>
          <table:table-cell office:value-type="float" office:value="33027" table:style-name="ce6">
            <text:p>33,027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23434" table:style-name="ce6">
            <text:p>23,434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35020" table:style-name="ce6">
            <text:p>35,020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43277" table:style-name="ce6">
            <text:p>43,277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47702" table:style-name="ce6">
            <text:p>47,702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32233" table:style-name="ce6">
            <text:p>32,233<text:s/></text:p>
          </table:table-cell>
          <table:table-cell office:value-type="float" office:value="18281" table:style-name="ce6">
            <text:p>18,281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20226" table:style-name="ce6">
            <text:p>20,226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911" table:style-name="ce6">
            <text:p>3,911<text:s/></text:p>
          </table:table-cell>
          <table:table-cell table:number-columns-repeated="16264"/>
        </table:table-row>
        <table:table-row table:style-name="ro2">
          <table:table-cell office:value-type="date" office:date-value="2021-10-21T00:00:00" table:style-name="ce5">
            <text:p>2021/10/21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34893" table:style-name="ce6">
            <text:p>34,893<text:s/></text:p>
          </table:table-cell>
          <table:table-cell office:value-type="float" office:value="33525" table:style-name="ce6">
            <text:p>33,525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26378" table:style-name="ce6">
            <text:p>26,378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30457" table:style-name="ce6">
            <text:p>30,457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93827" table:style-name="ce6">
            <text:p>93,827<text:s/></text:p>
          </table:table-cell>
          <table:table-cell office:value-type="float" office:value="33704" table:style-name="ce6">
            <text:p>33,704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28783" table:style-name="ce6">
            <text:p>28,783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34904" table:style-name="ce6">
            <text:p>34,904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42821" table:style-name="ce6">
            <text:p>42,821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56434" table:style-name="ce6">
            <text:p>56,434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32873" table:style-name="ce6">
            <text:p>32,873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4003" table:style-name="ce6">
            <text:p>4,003<text:s/></text:p>
          </table:table-cell>
          <table:table-cell table:number-columns-repeated="16264"/>
        </table:table-row>
        <table:table-row table:style-name="ro2">
          <table:table-cell office:value-type="date" office:date-value="2021-10-22T00:00:00" table:style-name="ce5">
            <text:p>2021/10/22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35857" table:style-name="ce6">
            <text:p>35,857<text:s/></text:p>
          </table:table-cell>
          <table:table-cell office:value-type="float" office:value="39201" table:style-name="ce6">
            <text:p>39,201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6993" table:style-name="ce6">
            <text:p>26,993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30559" table:style-name="ce6">
            <text:p>30,559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32886" table:style-name="ce6">
            <text:p>32,886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24297" table:style-name="ce6">
            <text:p>24,297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13673" table:style-name="ce6">
            <text:p>113,673<text:s/></text:p>
          </table:table-cell>
          <table:table-cell office:value-type="float" office:value="40346" table:style-name="ce6">
            <text:p>40,346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21594" table:style-name="ce6">
            <text:p>21,594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32006" table:style-name="ce6">
            <text:p>32,006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20780" table:style-name="ce6">
            <text:p>20,780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26397" table:style-name="ce6">
            <text:p>26,397<text:s/></text:p>
          </table:table-cell>
          <table:table-cell office:value-type="float" office:value="33850" table:style-name="ce6">
            <text:p>33,850<text:s/></text:p>
          </table:table-cell>
          <table:table-cell office:value-type="float" office:value="37396" table:style-name="ce6">
            <text:p>37,396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50108" table:style-name="ce6">
            <text:p>50,108<text:s/></text:p>
          </table:table-cell>
          <table:table-cell office:value-type="float" office:value="20836" table:style-name="ce6">
            <text:p>20,836<text:s/></text:p>
          </table:table-cell>
          <table:table-cell office:value-type="float" office:value="30442" table:style-name="ce6">
            <text:p>30,442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62204" table:style-name="ce6">
            <text:p>62,204<text:s/></text:p>
          </table:table-cell>
          <table:table-cell office:value-type="float" office:value="19225" table:style-name="ce6">
            <text:p>19,225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34374" table:style-name="ce6">
            <text:p>34,374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4484" table:style-name="ce6">
            <text:p>4,484<text:s/></text:p>
          </table:table-cell>
          <table:table-cell table:number-columns-repeated="16264"/>
        </table:table-row>
        <table:table-row table:style-name="ro2">
          <table:table-cell office:value-type="date" office:date-value="2021-10-23T00:00:00" table:style-name="ce5">
            <text:p>2021/10/23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37021" table:style-name="ce6">
            <text:p>37,021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15851" table:style-name="ce6">
            <text:p>15,851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00399" table:style-name="ce6">
            <text:p>100,399<text:s/></text:p>
          </table:table-cell>
          <table:table-cell office:value-type="float" office:value="40931" table:style-name="ce6">
            <text:p>40,931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20197" table:style-name="ce6">
            <text:p>20,197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53327" table:style-name="ce6">
            <text:p>53,32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26464" table:style-name="ce6">
            <text:p>26,464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57233" table:style-name="ce6">
            <text:p>57,233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2244" table:style-name="ce6">
            <text:p>2,244<text:s/></text:p>
          </table:table-cell>
          <table:table-cell table:number-columns-repeated="16264"/>
        </table:table-row>
        <table:table-row table:style-name="ro2">
          <table:table-cell office:value-type="date" office:date-value="2021-10-24T00:00:00" table:style-name="ce5">
            <text:p>2021/10/24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102221" table:style-name="ce6">
            <text:p>102,221<text:s/></text:p>
          </table:table-cell>
          <table:table-cell office:value-type="float" office:value="31664" table:style-name="ce6">
            <text:p>31,664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21117" table:style-name="ce6">
            <text:p>21,117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41413" table:style-name="ce6">
            <text:p>41,413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43404" table:style-name="ce6">
            <text:p>43,404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1784" table:style-name="ce6">
            <text:p>1,784<text:s/></text:p>
          </table:table-cell>
          <table:table-cell table:number-columns-repeated="16264"/>
        </table:table-row>
        <table:table-row table:style-name="ro2">
          <table:table-cell office:value-type="date" office:date-value="2021-10-25T00:00:00" table:style-name="ce5">
            <text:p>2021/10/25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32783" table:style-name="ce6">
            <text:p>32,783<text:s/></text:p>
          </table:table-cell>
          <table:table-cell office:value-type="float" office:value="31233" table:style-name="ce6">
            <text:p>31,233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29612" table:style-name="ce6">
            <text:p>29,612<text:s/></text:p>
          </table:table-cell>
          <table:table-cell office:value-type="float" office:value="21658" table:style-name="ce6">
            <text:p>21,658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97470" table:style-name="ce6">
            <text:p>97,470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25810" table:style-name="ce6">
            <text:p>25,810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28162" table:style-name="ce6">
            <text:p>28,162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29147" table:style-name="ce6">
            <text:p>29,147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19806" table:style-name="ce6">
            <text:p>19,806<text:s/></text:p>
          </table:table-cell>
          <table:table-cell office:value-type="float" office:value="42262" table:style-name="ce6">
            <text:p>42,262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50155" table:style-name="ce6">
            <text:p>50,155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31368" table:style-name="ce6">
            <text:p>31,368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23295" table:style-name="ce6">
            <text:p>23,295<text:s/></text:p>
          </table:table-cell>
          <table:table-cell office:value-type="float" office:value="17820" table:style-name="ce6">
            <text:p>17,820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4095" table:style-name="ce6">
            <text:p>4,095<text:s/></text:p>
          </table:table-cell>
          <table:table-cell table:number-columns-repeated="16264"/>
        </table:table-row>
        <table:table-row table:style-name="ro2">
          <table:table-cell office:value-type="date" office:date-value="2021-10-26T00:00:00" table:style-name="ce5">
            <text:p>2021/10/26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33462" table:style-name="ce6">
            <text:p>33,462<text:s/></text:p>
          </table:table-cell>
          <table:table-cell office:value-type="float" office:value="32397" table:style-name="ce6">
            <text:p>32,397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22433" table:style-name="ce6">
            <text:p>22,433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30068" table:style-name="ce6">
            <text:p>30,068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22621" table:style-name="ce6">
            <text:p>22,621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91433" table:style-name="ce6">
            <text:p>91,433<text:s/></text:p>
          </table:table-cell>
          <table:table-cell office:value-type="float" office:value="33340" table:style-name="ce6">
            <text:p>33,340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30246" table:style-name="ce6">
            <text:p>30,246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8773" table:style-name="ce6">
            <text:p>28,773<text:s/></text:p>
          </table:table-cell>
          <table:table-cell office:value-type="float" office:value="34735" table:style-name="ce6">
            <text:p>34,735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43457" table:style-name="ce6">
            <text:p>43,457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25976" table:style-name="ce6">
            <text:p>25,976<text:s/></text:p>
          </table:table-cell>
          <table:table-cell office:value-type="float" office:value="25852" table:style-name="ce6">
            <text:p>25,852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50446" table:style-name="ce6">
            <text:p>50,446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31790" table:style-name="ce6">
            <text:p>31,790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20325" table:style-name="ce6">
            <text:p>20,325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4049" table:style-name="ce6">
            <text:p>4,049<text:s/></text:p>
          </table:table-cell>
          <table:table-cell table:number-columns-repeated="16264"/>
        </table:table-row>
        <table:table-row table:style-name="ro2">
          <table:table-cell office:value-type="date" office:date-value="2021-10-27T00:00:00" table:style-name="ce5">
            <text:p>2021/10/27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33678" table:style-name="ce6">
            <text:p>33,678<text:s/></text:p>
          </table:table-cell>
          <table:table-cell office:value-type="float" office:value="33702" table:style-name="ce6">
            <text:p>33,702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21667" table:style-name="ce6">
            <text:p>21,667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28110" table:style-name="ce6">
            <text:p>28,110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30424" table:style-name="ce6">
            <text:p>30,424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93494" table:style-name="ce6">
            <text:p>93,494<text:s/></text:p>
          </table:table-cell>
          <table:table-cell office:value-type="float" office:value="34182" table:style-name="ce6">
            <text:p>34,182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29458" table:style-name="ce6">
            <text:p>29,458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27381" table:style-name="ce6">
            <text:p>27,381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31094" table:style-name="ce6">
            <text:p>31,094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35586" table:style-name="ce6">
            <text:p>35,586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44855" table:style-name="ce6">
            <text:p>44,855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6937" table:style-name="ce6">
            <text:p>26,937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51423" table:style-name="ce6">
            <text:p>51,423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32135" table:style-name="ce6">
            <text:p>32,135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18910" table:style-name="ce6">
            <text:p>18,910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4016" table:style-name="ce6">
            <text:p>4,016<text:s/></text:p>
          </table:table-cell>
          <table:table-cell table:number-columns-repeated="16264"/>
        </table:table-row>
        <table:table-row table:style-name="ro2">
          <table:table-cell office:value-type="date" office:date-value="2021-10-28T00:00:00" table:style-name="ce5">
            <text:p>2021/10/28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33720" table:style-name="ce6">
            <text:p>33,720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25390" table:style-name="ce6">
            <text:p>25,390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30131" table:style-name="ce6">
            <text:p>30,131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18752" table:style-name="ce6">
            <text:p>18,752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94586" table:style-name="ce6">
            <text:p>94,586<text:s/></text:p>
          </table:table-cell>
          <table:table-cell office:value-type="float" office:value="35066" table:style-name="ce6">
            <text:p>35,066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27010" table:style-name="ce6">
            <text:p>27,010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31996" table:style-name="ce6">
            <text:p>31,996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29417" table:style-name="ce6">
            <text:p>29,417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45505" table:style-name="ce6">
            <text:p>45,505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27838" table:style-name="ce6">
            <text:p>27,838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51475" table:style-name="ce6">
            <text:p>51,475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21390" table:style-name="ce6">
            <text:p>21,390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3431" table:style-name="ce6">
            <text:p>13,431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3969" table:style-name="ce6">
            <text:p>3,969<text:s/></text:p>
          </table:table-cell>
          <table:table-cell table:number-columns-repeated="16264"/>
        </table:table-row>
        <table:table-row table:style-name="ro2">
          <table:table-cell office:value-type="date" office:date-value="2021-10-29T00:00:00" table:style-name="ce5">
            <text:p>2021/10/29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34257" table:style-name="ce6">
            <text:p>34,257<text:s/></text:p>
          </table:table-cell>
          <table:table-cell office:value-type="float" office:value="38661" table:style-name="ce6">
            <text:p>38,661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5331" table:style-name="ce6">
            <text:p>25,331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32025" table:style-name="ce6">
            <text:p>32,025<text:s/></text:p>
          </table:table-cell>
          <table:table-cell office:value-type="float" office:value="23625" table:style-name="ce6">
            <text:p>23,625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14440" table:style-name="ce6">
            <text:p>114,440<text:s/></text:p>
          </table:table-cell>
          <table:table-cell office:value-type="float" office:value="40555" table:style-name="ce6">
            <text:p>40,555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29223" table:style-name="ce6">
            <text:p>29,223<text:s/></text:p>
          </table:table-cell>
          <table:table-cell office:value-type="float" office:value="26552" table:style-name="ce6">
            <text:p>26,552<text:s/></text:p>
          </table:table-cell>
          <table:table-cell office:value-type="float" office:value="29081" table:style-name="ce6">
            <text:p>29,081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36117" table:style-name="ce6">
            <text:p>36,117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37182" table:style-name="ce6">
            <text:p>37,182<text:s/></text:p>
          </table:table-cell>
          <table:table-cell office:value-type="float" office:value="23568" table:style-name="ce6">
            <text:p>23,568<text:s/></text:p>
          </table:table-cell>
          <table:table-cell office:value-type="float" office:value="22236" table:style-name="ce6">
            <text:p>22,236<text:s/></text:p>
          </table:table-cell>
          <table:table-cell office:value-type="float" office:value="53158" table:style-name="ce6">
            <text:p>53,158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29859" table:style-name="ce6">
            <text:p>29,859<text:s/></text:p>
          </table:table-cell>
          <table:table-cell office:value-type="float" office:value="29739" table:style-name="ce6">
            <text:p>29,739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58753" table:style-name="ce6">
            <text:p>58,753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8074" table:style-name="ce6">
            <text:p>18,074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32595" table:style-name="ce6">
            <text:p>32,595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20993" table:style-name="ce6">
            <text:p>20,993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313" table:style-name="ce6">
            <text:p>4,313<text:s/></text:p>
          </table:table-cell>
          <table:table-cell table:number-columns-repeated="16264"/>
        </table:table-row>
        <table:table-row table:style-name="ro2">
          <table:table-cell office:value-type="date" office:date-value="2021-10-30T00:00:00" table:style-name="ce5">
            <text:p>2021/10/30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36697" table:style-name="ce6">
            <text:p>36,697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2016" table:style-name="ce6">
            <text:p>22,016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03927" table:style-name="ce6">
            <text:p>103,927<text:s/></text:p>
          </table:table-cell>
          <table:table-cell office:value-type="float" office:value="39648" table:style-name="ce6">
            <text:p>39,648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30208" table:style-name="ce6">
            <text:p>30,208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8744" table:style-name="ce6">
            <text:p>28,744<text:s/></text:p>
          </table:table-cell>
          <table:table-cell office:value-type="float" office:value="25994" table:style-name="ce6">
            <text:p>25,994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58332" table:style-name="ce6">
            <text:p>58,332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52447" table:style-name="ce6">
            <text:p>52,447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2466" table:style-name="ce6">
            <text:p>2,466<text:s/></text:p>
          </table:table-cell>
          <table:table-cell table:number-columns-repeated="16264"/>
        </table:table-row>
        <table:table-row table:style-name="ro2">
          <table:table-cell office:value-type="date" office:date-value="2021-10-31T00:00:00" table:style-name="ce5">
            <text:p>2021/10/31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19745" table:style-name="ce6">
            <text:p>19,745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109661" table:style-name="ce6">
            <text:p>109,661<text:s/></text:p>
          </table:table-cell>
          <table:table-cell office:value-type="float" office:value="32442" table:style-name="ce6">
            <text:p>32,442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32335" table:style-name="ce6">
            <text:p>32,335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0485" table:style-name="ce6">
            <text:p>20,485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49138" table:style-name="ce6">
            <text:p>49,138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45400" table:style-name="ce6">
            <text:p>45,400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2015" table:style-name="ce6">
            <text:p>2,015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11-12T02:14:37Z</meta:creation-date>
    <dc:date>2021-11-12T02:15:29Z</dc:date>
  </office:meta>
</office:document-meta>
</file>